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ctJUnitRuleTest.rule_validates_mockito_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ctJUnitRuleTest.fails_fast_when_stubbing_invoked_with_different_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StrictJUnitRuleTest.unused_stubs_with_multiple_moc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trictJUnitRuleTest.test_failure_trumps_unused_stubb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ctJUnitRuleTest.doAssert(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trictJUnitRuleTest.ok_when_all_stubbings_u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ctJUnitRuleTest.verify_no_more_interactions_ignores_stub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ictJUnitRuleTest.ok_when_no_stubb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ctJUnitRuleTest.ok_when_used_and_mismatched_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ictJUnitRuleTest.fails_when_unused_stubb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ictJUnitRuleTest.why_do_return_syntax_is_usefu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